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10580000909C0000166F515F01A7.svg" manifest:media-type=""/>
  <manifest:file-entry manifest:full-path="Pictures/100002010000070400000116DC168A0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364cm"/>
    </style:style>
    <style:style style:name="pr7" style:family="presentation" style:parent-style-name="BrightBlue-subtitle">
      <style:graphic-properties draw:fill-color="#ffffff" fo:min-height="16.254cm"/>
    </style:style>
    <style:style style:name="P1" style:family="paragraph">
      <style:text-properties fo:font-size="28.1000003814697pt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 presentation:user-transformed="true">
          <draw:text-box>
            <text:p>Linux Getting Started</text:p>
          </draw:text-box>
        </draw:frame>
        <draw:frame presentation:style-name="pr2" draw:layer="layout" svg:width="24.639cm" svg:height="12.179cm" svg:x="1.4cm" svg:y="4.913cm" presentation:class="subtitle">
          <draw:text-box>
            <text:p>Methodologies and Practices</text:p>
            <text:p/>
            <text:p><text:s text:c="31"/>@hustcalm 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Outline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What is Linux</text:p>
              </text:list-item>
              <text:list-item>
                <text:p>How to play with Linux</text:p>
              </text:list-item>
              <text:list-item>
                <text:p>What's inside the Books</text:p>
              </text:list-item>
              <text:list-item>
                <text:p>Methodologies</text:p>
              </text:list-item>
              <text:list-item>
                <text:p>Practice and Practice</text:p>
              </text:list-item>
              <text:list-item>
                <text:p>Makefile and Shell</text:p>
              </text:list-item>
              <text:list-item>
                <text:p>Revisited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What is Linux</text:p>
          </draw:text-box>
        </draw:frame>
        <draw:frame presentation:style-name="pr5" draw:layer="layout" svg:width="24.639cm" svg:height="15.407cm" svg:x="1.4cm" svg:y="4.913cm" presentation:class="outline" presentation:user-transformed="true">
          <draw:text-box>
            <text:list text:style-name="L2">
              <text:list-item>
                <text:p>Actually just an <text:span text:style-name="T1">OS Kernel</text:span></text:p>
              </text:list-item>
              <text:list-item>
                <text:p>Always refered as <text:span text:style-name="T1">GNU/Linux</text:span><text:span text:style-name="T2">(See </text:span><text:span text:style-name="T2"><text:a xlink:href="https://www.gnu.org/gnu/linux-and-gnu.html" xlink:type="simple">https://www.gnu.org/gnu/linux-and-gnu.html</text:a></text:span><text:span text:style-name="T2">‎)</text:span></text:p>
              </text:list-item>
              <text:list-item>
                <text:p>Open Source Unix? (Not accurate, cause Unix is a brand now and has its own specification called <text:span text:style-name="T1">Single Unix Specification</text:span>, see more <text:span text:style-name="T1">reference/LSB </text:span><text:span text:style-name="T1">简介</text:span><text:span text:style-name="T1">.pdf</text:span>)</text:p>
              </text:list-item>
              <text:list-item>
                <text:p>An OS who has boosted the <text:span text:style-name="T1">Server Macket(LAMP for example)</text:span></text:p>
              </text:list-item>
              <text:list-item>
                <text:p><text:span text:style-name="T2">Has lots of distros(See </text:span><text:span text:style-name="T2"><text:a xlink:href="http://www.distrowatch.com/" xlink:type="simple">http://www.distrowatch.com</text:a></text:span><text:span text:style-name="T2">)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What is Linux</text:p>
          </draw:text-box>
        </draw:frame>
        <draw:frame presentation:style-name="pr5" draw:layer="layout" svg:width="24.639cm" svg:height="15.407cm" svg:x="1.4cm" svg:y="4.913cm" presentation:class="outline" presentation:user-transformed="true">
          <draw:text-box>
            <text:list text:style-name="L2">
              <text:list-item>
                <text:p>Actually just an <text:span text:style-name="T1">OS Kernel</text:span></text:p>
              </text:list-item>
              <text:list-item>
                <text:p>Always refered as <text:span text:style-name="T1">GNU/Linux</text:span><text:span text:style-name="T2">(See </text:span><text:span text:style-name="T2"><text:a xlink:href="https://www.gnu.org/gnu/linux-and-gnu.html" xlink:type="simple">https://www.gnu.org/gnu/linux-and-gnu.html</text:a></text:span><text:span text:style-name="T2">‎)</text:span></text:p>
              </text:list-item>
              <text:list-item>
                <text:p>Open Source Unix? (Not accurate, cause Unix is a brand now and has its own specification called <text:span text:style-name="T1">Single Unix Specification</text:span>, see more <text:span text:style-name="T1">reference/LSB </text:span><text:span text:style-name="T1">简介</text:span><text:span text:style-name="T1">.pdf</text:span>)</text:p>
              </text:list-item>
              <text:list-item>
                <text:p>An OS who has boosted the <text:span text:style-name="T1">Server Macket(LAMP for example)</text:span></text:p>
              </text:list-item>
              <text:list-item>
                <text:p><text:span text:style-name="T2">Has lots of distros(See </text:span><text:span text:style-name="T2"><text:a xlink:href="http://www.distrowatch.com/" xlink:type="simple">http://www.distrowatch.com</text:a></text:span><text:span text:style-name="T2">)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How to play with Linux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Install one distro(Debian, Centos, SUSE, Ubuntu, Mint, Arch, Gentoo, etc)</text:p>
              </text:list-item>
              <text:list-item>
                <text:p>Get familiar with the terminal, the shell and the desktop Environment</text:p>
              </text:list-item>
              <text:list-item>
                <text:p>Use Linux for your daily job and as your development platform</text:p>
              </text:list-item>
              <text:list-item>
                <text:p>Write your own Linux applications and share it to others freely</text:p>
              </text:list-item>
              <text:list-item>
                <text:p>Look into the kernel and do something really cool:-)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763cm" svg:height="3.753cm" svg:x="1.4cm" svg:y="0.713cm" presentation:class="title" presentation:user-transformed="true">
          <draw:text-box>
            <text:p>What's inside the Books - Beginner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Linux Pocket Guide(2nd Edition)</text:p>
              </text:list-item>
              <text:list-item>
                <text:p>Linux in a Nutshell(6<text:span text:style-name="T3">th</text:span> Edition)</text:p>
              </text:list-item>
              <text:list-item>
                <text:p>Running Linux(5<text:span text:style-name="T3">th</text:span> Edition)</text:p>
              </text:list-item>
              <text:list-item>
                <text:p>The Linux Command Line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763cm" svg:height="3.753cm" svg:x="1.4cm" svg:y="0.713cm" presentation:class="title" presentation:user-transformed="true">
          <draw:text-box>
            <text:p>What's inside the Books - Developer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Advanced Linux Programming</text:p>
              </text:list-item>
              <text:list-item>
                <text:p>The Art of UNIX Programming</text:p>
              </text:list-item>
              <text:list-item>
                <text:p>Advanced Programming Unix Environment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763cm" svg:height="3.753cm" svg:x="1.4cm" svg:y="0.713cm" presentation:class="title" presentation:user-transformed="true">
          <draw:text-box>
            <text:p>What's inside the Books - Next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LFS (Linux From Scratch)</text:p>
              </text:list-item>
              <text:list-item>
                <text:p>Linux Device Drivers</text:p>
              </text:list-item>
              <text:list-item>
                <text:p>Understanding the Linux Kernel</text:p>
              </text:list-item>
              <text:list-item>
                <text:p>Linux Kernel Development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ethodologies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Use it before getting to know it</text:p>
              </text:list-item>
              <text:list-item>
                <text:p>Get a quick overview of your Linux Distro</text:p>
              </text:list-item>
              <text:list-item>
                <text:p>Solve problems using Linux</text:p>
              </text:list-item>
              <text:list-item>
                <text:p>Look inside what is really happening</text:p>
              </text:list-item>
              <text:list-item>
                <text:p>Figure out How it works</text:p>
              </text:list-item>
              <text:list-item>
                <text:p>Help others to get started just as you did!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2">
        <draw:frame presentation:style-name="pr7" draw:text-style-name="P2" draw:layer="layout" svg:width="19.763cm" svg:height="16.254cm" svg:x="1.4cm" svg:y="0.837cm" presentation:class="subtitle">
          <draw:text-box>
            <text:p><text:span text:style-name="T4">Questions???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Practice and Practice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Why? Practice makes perfect things and a good Linux user.</text:p>
              </text:list-item>
              <text:list-item>
                <text:p>Practice what? Basic Linux Commands, using the powerful utilities(find, grep, diff, sed, awk, make, etc), Boost your terminal and shell, try to develop an application...</text:p>
              </text:list-item>
              <text:list-item>
                <text:p>How to? Never leave your eyes off your screen and your fingers off your keyboard:-)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Shell</text:p>
          </draw:text-box>
        </draw:frame>
        <draw:frame presentation:style-name="pr5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Interface Between Users and OS(Kernel)</text:p>
              </text:list-item>
              <text:list-item>
                <text:p>An Interpreter which is actually a normal application</text:p>
              </text:list-item>
              <text:list-item>
                <text:p>A powerful script language</text:p>
              </text:list-item>
              <text:list-item>
                <text:p>Many choices(Bash, Csh, Ksh, Zsh, etc)</text:p>
              </text:list-item>
              <text:list-item>
                <text:p>See </text:p>
              </text:list-item>
            </text:list>
            <text:list text:style-name="L3">
              <text:list-header>
                <text:p><text:span text:style-name="T1">reference/linuxgettingstarted-slideshare.pdf</text:span></text:p>
                <text:p><text:span text:style-name="T1">reference/Linux Bash Shell</text:span><text:span text:style-name="T1">编程快速入门 </text:span><text:span text:style-name="T1">Sphinx </text:span><text:span text:style-name="T1">中文站</text:span><text:span text:style-name="T1">.pdf</text:span></text:p>
                <text:p><text:span text:style-name="T1">reference/Bash Shell</text:span><text:span text:style-name="T1">编程</text:span><text:span text:style-name="T1">.pdf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akefile</text:p>
          </draw:text-box>
        </draw:frame>
        <draw:frame presentation:style-name="pr5" draw:layer="layout" svg:width="24.63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evisited</text:p>
          </draw:text-box>
        </draw:frame>
        <draw:frame presentation:style-name="pr5" draw:layer="layout" svg:width="24.63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32">
        <draw:frame presentation:style-name="pr7" draw:text-style-name="P2" draw:layer="layout" svg:width="19.763cm" svg:height="16.254cm" svg:x="1.4cm" svg:y="0.837cm" presentation:class="subtitle">
          <draw:text-box>
            <text:p><text:span text:style-name="T4">Thank You!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DC168A0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hang Li</meta:initial-creator>
    <meta:creation-date>2014-01-03T09:29:05</meta:creation-date>
    <dc:date>2014-01-03T23:22:38</dc:date>
    <dc:creator>Lihang Li</dc:creator>
    <meta:editing-duration>PT3H30M35S</meta:editing-duration>
    <meta:editing-cycles>67</meta:editing-cycles>
    <meta:generator>LibreOffice/4.0.2.2$Linux_x86 LibreOffice_project/400m0$Build-2</meta:generator>
    <meta:document-statistic meta:object-count="91"/>
  </office:meta>
</office:document-meta>
</file>